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ation2" svg:font-family="Sansation" style:font-family-generic="roman" style:font-pitch="variable"/>
    <style:font-face style:name="Sansation" svg:font-family="Sansation" style:font-adornments="Standard" style:font-family-generic="roman" style:font-pitch="variable"/>
    <style:font-face style:name="Sansation Light2" svg:font-family="'Sansation Light'" style:font-family-generic="roman" style:font-pitch="variable"/>
    <style:font-face style:name="Sansation Light" svg:font-family="'Sansation Light'" style:font-adornments="Standard" style:font-family-generic="roman" style:font-pitch="variable"/>
    <style:font-face style:name="Sansation1" svg:font-family="Sansation" style:font-adornments="Standard" style:font-family-generic="swiss" style:font-pitch="variable"/>
    <style:font-face style:name="Sansation Light1" svg:font-family="'Sansation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7.35cm" fo:min-width="19.4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7.35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1.751cm" fo:min-width="2.501cm"/>
    </style:style>
    <style:style style:name="gr4" style:family="graphic" style:parent-style-name="standard">
      <style:graphic-properties draw:textarea-horizontal-align="justify" draw:textarea-vertical-align="middle" draw:auto-grow-height="false" fo:min-height="1.751cm" fo:min-width="2.501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6" style:family="graphic" style:parent-style-name="standard">
      <style:graphic-properties svg:stroke-color="#808080" draw:fill-color="#b2b2b2" draw:textarea-horizontal-align="justify" draw:textarea-vertical-align="middle" draw:auto-grow-height="false" fo:min-height="1.75cm" fo:min-width="2.5cm"/>
      <style:paragraph-properties style:writing-mode="lr-tb"/>
    </style:style>
    <style:style style:name="gr7" style:family="graphic" style:parent-style-name="standard">
      <style:graphic-properties svg:stroke-color="#808080" draw:fill-color="#cccccc" draw:textarea-horizontal-align="justify" draw:textarea-vertical-align="middle" draw:auto-grow-height="false" fo:min-height="1.751cm" fo:min-width="2.501cm" draw:shadow="hidden"/>
    </style:style>
    <style:style style:name="gr8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9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10" style:family="graphic" style:parent-style-name="standard" style:list-style-name="L1">
      <style:graphic-properties svg:stroke-color="#808080" draw:fill-color="#b2b2b2" draw:textarea-horizontal-align="justify" draw:textarea-vertical-align="top" draw:auto-grow-height="false" fo:min-height="1.75cm" fo:min-width="2.5cm" fo:padding-left="0.2cm" fo:padding-right="0cm"/>
      <style:paragraph-properties style:writing-mode="lr-tb"/>
    </style:style>
    <style:style style:name="gr11" style:family="graphic" style:parent-style-name="standard">
      <style:graphic-properties svg:stroke-color="#808080" draw:fill-color="#cccccc" draw:textarea-horizontal-align="justify" draw:textarea-vertical-align="middle" draw:auto-grow-height="false" fo:min-height="1.751cm" fo:min-width="2.501cm" draw:shadow="hidden"/>
      <style:paragraph-properties style:writing-mode="lr-tb"/>
    </style:style>
    <style:style style:name="gr12" style:family="graphic" style:parent-style-name="standard" style:list-style-name="L1">
      <style:graphic-properties svg:stroke-color="#808080" draw:fill-color="#cccccc" draw:textarea-horizontal-align="justify" draw:textarea-vertical-align="middle" draw:auto-grow-height="false" fo:min-height="1.75cm" fo:min-width="2.5cm" fo:padding-left="0.2cm" fo:padding-right="0cm"/>
      <style:paragraph-properties style:writing-mode="lr-tb"/>
    </style:style>
    <style:style style:name="gr13" style:family="graphic" style:parent-style-name="standard">
      <style:graphic-properties svg:stroke-color="#808080" draw:fill-color="#cccccc" draw:textarea-horizontal-align="justify" draw:textarea-vertical-align="middle" draw:auto-grow-height="false" fo:min-height="1.75cm" fo:min-width="2.5cm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1.1cm" fo:min-width="0.85cm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fill="none" fo:min-height="0.712cm"/>
      <style:paragraph-properties style:writing-mode="lr-tb"/>
    </style:style>
    <style:style style:name="gr17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20" style:family="graphic" style:parent-style-name="objectwithoutfill">
      <style:graphic-properties draw:marker-end="Linienspitzen_20_1" draw:marker-end-width="0.3cm" draw:fill="none" draw:textarea-vertical-align="middle"/>
    </style:style>
    <style:style style:name="gr21" style:family="graphic" style:parent-style-name="Arrow_20_Line">
      <style:graphic-properties draw:marker-start="" draw:textarea-vertical-align="middle"/>
    </style:style>
    <style:style style:name="gr22" style:family="graphic" style:parent-style-name="objectwithoutfill">
      <style:graphic-properties svg:stroke-color="#666666" draw:marker-end="Linienspitzen_20_4" draw:marker-end-width="0.3cm" draw:fill="none" draw:textarea-vertical-align="middle"/>
    </style:style>
    <style:style style:name="gr23" style:family="graphic" style:parent-style-name="objectwithoutfill">
      <style:graphic-properties svg:stroke-color="#666666" draw:marker-end="Linienspitzen_20_5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vertical-align="middle" fo:min-height="0.556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fo:min-height="0.556cm" fo:padding-left="0.1cm" fo:padding-right="0.1cm"/>
      <style:paragraph-properties style:writing-mode="lr-tb"/>
    </style:style>
    <style:style style:name="gr26" style:family="graphic" style:parent-style-name="objectwithoutfill">
      <style:graphic-properties svg:stroke-color="#666666" draw:marker-end="Linienspitzen_20_6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start="Linienspitzen_20_8" draw:marker-end="Linienspitzen_20_7" draw:marker-end-width="0.3cm" draw:fill="none" draw:textarea-vertical-align="middle"/>
    </style:style>
    <style:style style:name="gr28" style:family="graphic" style:parent-style-name="standard" style:list-style-name="L1">
      <style:graphic-properties svg:stroke-color="#666666" draw:fill-color="#666666" draw:textarea-horizontal-align="justify" draw:textarea-vertical-align="middle" draw:auto-grow-height="false" fo:min-height="1.164cm" fo:min-width="0.914cm" fo:padding-left="0.1cm" fo:padding-right="0.1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68cm" fo:padding-top="0.3cm" fo:padding-bottom="0.3cm"/>
      <style:paragraph-properties style:writing-mode="lr-tb"/>
    </style:style>
    <style:style style:name="gr30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7cm" fo:padding-top="0.3cm" fo:padding-bottom="0.3cm"/>
      <style:paragraph-properties style:writing-mode="lr-tb"/>
    </style:style>
    <style:style style:name="gr31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68cm"/>
      <style:paragraph-properties style:writing-mode="lr-tb"/>
    </style:style>
    <style:style style:name="gr32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7cm"/>
      <style:paragraph-properties style:writing-mode="lr-tb"/>
    </style:style>
    <style:style style:name="gr33" style:family="graphic" style:parent-style-name="standard" style:list-style-name="L1">
      <style:graphic-properties svg:stroke-color="#729fcf" draw:fill-color="#b4c7dc" draw:textarea-horizontal-align="justify" draw:textarea-vertical-align="top" draw:auto-grow-height="false" fo:min-height="7.75cm" fo:min-width="8.67cm"/>
      <style:paragraph-properties style:writing-mode="lr-tb"/>
    </style:style>
    <style:style style:name="gr34" style:family="graphic" style:parent-style-name="standard">
      <style:graphic-properties draw:stroke="none" draw:fill="none" fo:min-height="0.557cm"/>
      <style:paragraph-properties style:writing-mode="lr-tb"/>
    </style:style>
    <style:style style:name="gr35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27.2cm"/>
    </style:style>
    <style:style style:name="gr36" style:family="graphic" style:parent-style-name="standard">
      <style:graphic-properties draw:stroke="none" draw:fill-color="#666666" draw:textarea-horizontal-align="justify" draw:textarea-vertical-align="middle" draw:auto-grow-height="false" fo:min-height="0.975cm" fo:min-width="0cm"/>
    </style:style>
    <style:style style:name="gr37" style:family="graphic" style:parent-style-name="standard">
      <style:graphic-properties draw:stroke="none" draw:fill="solid" draw:fill-color="#dddddd" draw:textarea-vertical-align="middle" fo:min-height="1.157cm" draw:shadow="visible" draw:shadow-offset-x="0.1cm" draw:shadow-offset-y="0.1cm" draw:shadow-opacity="50%" loext:shadow-blur="0.071cm"/>
      <style:paragraph-properties style:writing-mode="lr-tb"/>
    </style:style>
    <style:style style:name="gr38" style:family="graphic" style:parent-style-name="standard" style:list-style-name="L1">
      <style:graphic-properties draw:stroke="none" draw:fill="solid" draw:fill-color="#dddddd" draw:textarea-vertical-align="middle" fo:min-height="1.157cm" draw:shadow="visible" draw:shadow-offset-x="0.1cm" draw:shadow-offset-y="0.1cm" draw:shadow-opacity="50%" loext:shadow-blur="0.071cm"/>
      <style:paragraph-properties style:writing-mode="lr-tb"/>
    </style:style>
    <style:style style:name="gr39" style:family="graphic" style:parent-style-name="objectwithoutfill">
      <style:graphic-properties svg:stroke-width="0.05cm" svg:stroke-color="#000000" draw:marker-start-width="0.275cm" draw:marker-end="Linienspitzen_20_13" draw:marker-end-width="0.37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solid" draw:fill-color="#dddddd" draw:textarea-vertical-align="middle" draw:auto-grow-height="false" fo:min-height="0.95cm" draw:shadow="visible" draw:shadow-offset-x="0.1cm" draw:shadow-offset-y="0.1cm" draw:shadow-opacity="50%" loext:shadow-blur="0.071cm"/>
      <style:paragraph-properties style:writing-mode="lr-tb"/>
    </style:style>
    <style:style style:name="gr41" style:family="graphic" style:parent-style-name="standard" style:list-style-name="L1">
      <style:graphic-properties draw:stroke="none" draw:fill-color="#dddddd" draw:textarea-horizontal-align="justify" draw:textarea-vertical-align="bottom" draw:auto-grow-height="false" fo:min-height="2.75cm" fo:min-width="8.67cm" fo:padding-top="0.3cm" fo:padding-bottom="0.3cm"/>
      <style:paragraph-properties style:writing-mode="lr-tb"/>
    </style:style>
    <style:style style:name="gr42" style:family="graphic" style:parent-style-name="objectwithoutfill">
      <style:graphic-properties svg:stroke-width="0.05cm" svg:stroke-color="#000000" draw:marker-start-width="0.275cm" draw:marker-end="Linienspitzen_20_14" draw:marker-end-width="0.37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0000" draw:marker-start-width="0.275cm" draw:marker-end="Linienspitzen_20_15" draw:marker-end-width="0.37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-color="#666666" draw:textarea-horizontal-align="justify" draw:textarea-vertical-align="middle" draw:auto-grow-height="false" fo:min-height="1.35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loext:graphic-properties draw:fill-color="#cccccc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-color="#cccccc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13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solid" draw:fill-color="#dddddd"/>
      <style:paragraph-properties fo:text-align="center" style:writing-mode="lr-tb"/>
    </style:style>
    <style:style style:name="P2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loext:opacity="100%" fo:font-size="14pt" style:font-size-asian="18pt" style:font-size-complex="18pt"/>
    </style:style>
    <style:style style:name="T4" style:family="text">
      <style:text-properties fo:color="#ffffff" loext:opacity="100%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ansation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19.9cm" svg:height="17.6cm" svg:x="2.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6.1cm" svg:height="17.6cm" svg:x="22.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1cm" svg:y="11.1cm">
          <text:p/>
          <draw:enhanced-geometry svg:viewBox="0 0 21600 21600" draw:text-areas="0 0 21600 21600" draw:type="pentagon-right" draw:modifiers="16374.5418193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cm" svg:height="2cm" svg:x="31cm" svg:y="8.7cm">
          <text:p/>
          <draw:enhanced-geometry svg:viewBox="0 0 21600 21600" draw:text-areas="0 0 21600 21600" draw:type="pentagon-right" draw:modifiers="16374.5418193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olygon draw:style-name="gr4" draw:text-style-name="P2" draw:layer="layout" svg:width="3cm" svg:height="2cm" svg:x="34.899cm" svg:y="9.5cm" svg:viewBox="0 0 3001 2001" draw:points="0,0 2295,0 3001,1000 2295,2001 0,2001 706,1000">
          <text:p/>
        </draw:polygon>
        <draw:polygon draw:style-name="gr5" draw:text-style-name="P2" draw:layer="layout" svg:width="2.999cm" svg:height="1.999cm" svg:x="0.1cm" svg:y="21.2cm" svg:viewBox="0 0 3000 2000" draw:points="3000,992 3000,1009 2301,2000 0,2000 0,0 2300,0">
          <text:p/>
        </draw:polygon>
        <draw:polygon draw:style-name="gr4" draw:text-style-name="P2" draw:layer="layout" svg:width="3cm" svg:height="2cm" svg:x="2.599cm" svg:y="21.2cm" svg:viewBox="0 0 3001 2001" draw:points="0,0 2295,0 3001,1000 2295,2001 0,2001 706,1000">
          <text:p/>
        </draw:polygon>
        <draw:polygon draw:style-name="gr5" draw:text-style-name="P2" draw:layer="layout" svg:width="2.999cm" svg:height="1.999cm" svg:x="5.1cm" svg:y="21.201cm" svg:viewBox="0 0 3000 2000" draw:points="700,1000 0,8 0,0 3000,0 3000,2000 0,2000 0,1992">
          <text:p/>
        </draw:polygon>
        <draw:polygon draw:style-name="gr6" draw:text-style-name="P3" xml:id="id9" draw:id="id9" draw:layer="layout" svg:width="2.999cm" svg:height="1.999cm" svg:x="1.4cm" svg:y="16.1cm" svg:viewBox="0 0 3000 2000" draw:points="3000,992 3000,1009 2301,2000 0,2000 0,0 2300,0">
          <text:p text:style-name="P2"><text:span text:style-name="T1">uiFileInput/</text:span><text:span text:style-name="T1"><text:line-break/></text:span><text:span text:style-name="T1">inpImportData</text:span></text:p>
        </draw:polygon>
        <draw:polygon draw:style-name="gr7" draw:text-style-name="P4" draw:layer="layout" svg:width="3cm" svg:height="2cm" svg:x="33.699cm" svg:y="15.999cm" svg:viewBox="0 0 3001 2001" draw:points="0,0 2295,0 3001,1000 2295,2001 0,2001 706,1000">
          <text:p/>
        </draw:polygon>
        <draw:polygon draw:style-name="gr8" draw:text-style-name="P6" draw:layer="layout" svg:width="3.999cm" svg:height="1.999cm" svg:x="24.1cm" svg:y="2.9cm" svg:viewBox="0 0 4000 2000" draw:points="700,1000 0,8 0,0 4000,0 4000,2000 0,2000 0,1992">
          <text:p text:style-name="P5"><text:span text:style-name="T1">uiFileInput</text:span></text:p>
        </draw:polygon>
        <draw:polygon draw:style-name="gr9" draw:text-style-name="P6" xml:id="id4" draw:id="id4" draw:layer="layout" svg:width="3.999cm" svg:height="1.999cm" svg:x="24.1cm" svg:y="5.1cm" svg:viewBox="0 0 4000 2000" draw:points="700,1004 0,16 0,8 4000,0 4000,1992 0,2000 0,1992">
          <draw:glue-point draw:id="4" svg:x="-3.25cm" svg:y="0cm" draw:escape-direction="left"/>
          <text:p text:style-name="P5"><text:span text:style-name="T1">uiFileSpec</text:span></text:p>
        </draw:polygon>
        <draw:polygon draw:style-name="gr10" draw:text-style-name="P6" draw:layer="layout" svg:width="4.874cm" svg:height="4.299cm" svg:x="23.225cm" svg:y="7.3cm" svg:viewBox="0 0 4875 4300" draw:points="1484,2180 0,78 0,61 4875,0 4875,4239 0,4300 0,4283">
          <text:p text:style-name="P5"><text:span text:style-name="T1">uiPreview</text:span></text:p>
        </draw:polygon>
        <draw:polygon draw:style-name="gr11" draw:text-style-name="P7" xml:id="id7" draw:id="id7" draw:layer="layout" svg:width="4.006cm" svg:height="2cm" svg:x="7.3cm" svg:y="9.111cm" svg:viewBox="0 0 4007 2001" draw:points="0,0 3301,0 4007,1000 3301,2001 0,2001 706,1000">
          <text:p text:style-name="P2"><text:span text:style-name="T1">Live</text:span></text:p>
          <text:p text:style-name="P2"><text:span text:style-name="T1">ColSpec</text:span></text:p>
        </draw:polygon>
        <draw:polygon draw:style-name="gr11" draw:text-style-name="P7" xml:id="id3" draw:id="id3" draw:layer="layout" svg:width="4.006cm" svg:height="2cm" svg:x="7.3cm" svg:y="5.1cm" svg:viewBox="0 0 4007 2001" draw:points="0,0 3301,0 4007,1000 3301,2001 0,2001 706,1000">
          <text:p text:style-name="P2"><text:span text:style-name="T1">Live</text:span></text:p>
          <text:p text:style-name="P2"><text:span text:style-name="T1">FileSpec</text:span></text:p>
        </draw:polygon>
        <draw:polygon draw:style-name="gr11" draw:text-style-name="P7" xml:id="id5" draw:id="id5" draw:layer="layout" svg:width="4.007cm" svg:height="2.001cm" svg:x="15.264cm" svg:y="8.5cm" svg:viewBox="0 0 4008 2002" draw:points="0,1 3302,0 4008,1000 3302,2001 0,2002 706,1001">
          <text:p text:style-name="P2"><text:span text:style-name="T1">Raw</text:span></text:p>
          <text:p text:style-name="P2"><text:span text:style-name="T1">DataFrame</text:span></text:p>
        </draw:polygon>
        <draw:polygon draw:style-name="gr11" draw:text-style-name="P7" xml:id="id1" draw:id="id1" draw:layer="layout" svg:width="4.007cm" svg:height="2.001cm" svg:x="15.494cm" svg:y="15.799cm" svg:viewBox="0 0 4008 2002" draw:points="0,1 3302,0 4008,1000 3302,2001 0,2002 706,1001">
          <text:p text:style-name="P2"><text:span text:style-name="T1">DataFrame</text:span></text:p>
        </draw:polygon>
        <draw:polygon draw:style-name="gr12" draw:text-style-name="P8" xml:id="id6" draw:id="id6" draw:layer="layout" svg:width="3.999cm" svg:height="1.999cm" svg:x="21.7cm" svg:y="8.5cm" svg:viewBox="0 0 4000 2000" draw:points="700,1004 0,16 0,8 4000,0 4000,1992 0,2000 0,1992">
          <text:p text:style-name="P5"><text:span text:style-name="T2">OutImport</text:span></text:p>
          <text:p text:style-name="P5"><text:span text:style-name="T2">DataPreview</text:span></text:p>
        </draw:polygon>
        <draw:custom-shape draw:style-name="gr13" draw:text-style-name="P9" draw:layer="layout" svg:width="3cm" svg:height="2cm" svg:x="32.6cm" svg:y="13.9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2.7cm" svg:height="2.7cm" svg:x="19.6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1" draw:layer="measurelines" svg:width="6cm" svg:height="0.963cm" svg:x="22.7cm" svg:y="1.101cm">
          <draw:text-box>
            <text:p text:style-name="P2">ModuleImportUI</text:p>
          </draw:text-box>
        </draw:frame>
        <draw:frame draw:style-name="gr16" draw:text-style-name="P11" draw:layer="measurelines" svg:width="7.101cm" svg:height="0.962cm" svg:x="2.3cm" svg:y="1.1cm">
          <draw:text-box>
            <text:p text:style-name="P2">ModuleImportServer</text:p>
          </draw:text-box>
        </draw:frame>
        <draw:custom-shape draw:style-name="gr17" draw:text-style-name="P13" xml:id="id8" draw:id="id8" draw:layer="layout" svg:width="2cm" svg:height="2cm" svg:x="1.35cm" svg:y="9.112cm">
          <text:p text:style-name="P12"><text:span text:style-name="T3">ColSp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1" draw:id="id11" draw:layer="layout" svg:width="2cm" svg:height="2cm" svg:x="1.35cm" svg:y="5.1cm">
          <text:p text:style-name="P12"><text:span text:style-name="T3">FileSp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2cm" svg:height="2cm" svg:x="1.35cm" svg:y="2.9cm">
          <text:p text:style-name="P12"><text:span text:style-name="T4">O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4" draw:layer="layout" svg:x1="19.502cm" svg:y1="16.8cm" svg:x2="20.95cm" svg:y2="17.3cm" draw:start-shape="id1" draw:start-glue-point="1" draw:end-shape="id2" draw:end-glue-point="4" svg:d="M19502 16800h1448v500" svg:viewBox="0 0 1449 501">
          <text:p/>
        </draw:connector>
        <draw:connector draw:style-name="gr21" draw:text-style-name="P2" draw:layer="layout" svg:x1="11.307cm" svg:y1="6.1cm" svg:x2="24.8cm" svg:y2="6.1cm" draw:start-shape="id3" draw:start-glue-point="1" draw:end-shape="id4" draw:end-glue-point="4" svg:d="M11307 6100h13493" svg:viewBox="0 0 13494 1">
          <text:p/>
        </draw:connector>
        <draw:connector draw:style-name="gr21" draw:text-style-name="P2" draw:layer="layout" svg:x1="19.272cm" svg:y1="9.501cm" svg:x2="21.7cm" svg:y2="9.5cm" draw:start-shape="id5" draw:start-glue-point="1" draw:end-shape="id6" svg:d="M19272 9501h1214v-1h1214" svg:viewBox="0 0 2429 2">
          <text:p/>
        </draw:connector>
        <draw:connector draw:style-name="gr22" draw:text-style-name="P14" draw:layer="layout" svg:x1="11.307cm" svg:y1="6.1cm" svg:x2="15.264cm" svg:y2="9.501cm" draw:start-shape="id3" draw:start-glue-point="1" draw:end-shape="id5" draw:end-glue-point="3" svg:d="M11307 6100h1979v3401h1978" svg:viewBox="0 0 3958 3402">
          <text:p/>
        </draw:connector>
        <draw:connector draw:style-name="gr23" draw:text-style-name="P14" draw:layer="layout" svg:x1="11.307cm" svg:y1="10.111cm" svg:x2="15.264cm" svg:y2="9.501cm" draw:start-shape="id7" draw:start-glue-point="1" draw:end-shape="id5" draw:end-glue-point="3" svg:d="M11307 10111h1979v-610h1978" svg:viewBox="0 0 3958 611">
          <text:p/>
        </draw:connector>
        <draw:frame draw:style-name="gr24" draw:text-style-name="P11" draw:layer="layout" svg:width="3.7cm" svg:height="0.806cm" svg:x="21.5cm" svg:y="19.2cm">
          <draw:text-box>
            <text:p text:style-name="P2"><text:span text:style-name="T1">Module Result</text:span></text:p>
          </draw:text-box>
        </draw:frame>
        <draw:connector draw:style-name="gr21" draw:text-style-name="P2" draw:layer="layout" svg:x1="3.35cm" svg:y1="10.112cm" svg:x2="7.3cm" svg:y2="10.111cm" draw:start-shape="id8" draw:start-glue-point="10" draw:end-shape="id7" draw:end-glue-point="3" svg:d="M3350 10112h1976v-1h1974" svg:viewBox="0 0 3951 2">
          <text:p/>
        </draw:connector>
        <draw:frame draw:style-name="gr25" draw:text-style-name="P15" xml:id="id10" draw:id="id10" draw:layer="layout" svg:width="3.2cm" svg:height="0.806cm" svg:x="5cm" svg:y="16.7cm">
          <draw:text-box>
            <text:p text:style-name="P2"><text:span text:style-name="T2">PeekIntoFile</text:span></text:p>
          </draw:text-box>
        </draw:frame>
        <draw:connector draw:style-name="gr26" draw:text-style-name="P14" draw:layer="layout" svg:x1="4.4cm" svg:y1="17.1cm" svg:x2="5cm" svg:y2="17.103cm" draw:start-shape="id9" draw:start-glue-point="1" draw:end-shape="id10" draw:end-glue-point="3" svg:d="M4400 17100h376v3h224" svg:viewBox="0 0 601 4">
          <text:p/>
        </draw:connector>
        <draw:connector draw:style-name="gr27" draw:text-style-name="P14" draw:layer="layout" svg:x1="6.6cm" svg:y1="16.7cm" svg:x2="7.3cm" svg:y2="10.111cm" draw:start-shape="id10" draw:start-glue-point="0" draw:end-shape="id7" draw:end-glue-point="3" svg:d="M6600 16700v-6589h700" svg:viewBox="0 0 701 6590">
          <text:p/>
        </draw:connector>
        <draw:connector draw:style-name="gr21" draw:text-style-name="P2" draw:layer="layout" svg:x1="3.35cm" svg:y1="6.1cm" svg:x2="7.3cm" svg:y2="6.1cm" draw:start-shape="id11" draw:start-glue-point="10" draw:end-shape="id3" draw:end-glue-point="3" svg:d="M3350 6100h3950" svg:viewBox="0 0 3951 1">
          <text:p/>
        </draw:connector>
        <draw:connector draw:style-name="gr27" draw:text-style-name="P14" draw:layer="layout" draw:line-skew="1.768cm" svg:x1="8.2cm" svg:y1="17.103cm" svg:x2="15.264cm" svg:y2="9.501cm" draw:start-shape="id10" draw:start-glue-point="1" draw:end-shape="id5" draw:end-glue-point="3" svg:d="M8200 17103h5300v-7602h1764" svg:viewBox="0 0 7065 7603">
          <text:p/>
        </draw:connector>
        <draw:custom-shape draw:style-name="gr28" draw:text-style-name="P13" draw:layer="layout" svg:width="2cm" svg:height="2cm" svg:x="1.35cm" svg:y="1.8cm">
          <text:p text:style-name="P12"><text:span text:style-name="T3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9" draw:text-style-name="P17" draw:layer="layout" svg:width="9.168cm" svg:height="3cm" svg:x="10.266cm" svg:y="16.9cm">
          <text:p text:style-name="P16">output$uiFileSpec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9.17cm" svg:height="3cm" svg:x="19.53cm" svg:y="16.9cm">
          <text:p text:style-name="P16">output$uiPreview</text:p>
          <draw:enhanced-geometry svg:viewBox="0 0 21600 21600" draw:type="rectangle" draw:enhanced-path="M 0 0 L 21600 0 21600 21600 0 21600 0 0 Z N"/>
        </draw:custom-shape>
        <draw:custom-shape draw:style-name="gr31" draw:text-style-name="P18" xml:id="id14" draw:id="id14" draw:layer="layout" svg:width="9.168cm" svg:height="8cm" svg:x="10.266cm" svg:y="4.9cm">
          <text:p text:style-name="P16">LiveFileSpec</text:p>
          <draw:enhanced-geometry svg:viewBox="0 0 21600 21600" draw:type="rectangle" draw:enhanced-path="M 0 0 L 21600 0 21600 21600 0 21600 0 0 Z N"/>
        </draw:custom-shape>
        <draw:custom-shape draw:style-name="gr32" draw:text-style-name="P18" xml:id="id15" draw:id="id15" draw:layer="layout" svg:width="9.17cm" svg:height="8cm" svg:x="1cm" svg:y="4.9cm">
          <text:p text:style-name="P16">LiveColSpec</text:p>
          <draw:enhanced-geometry svg:viewBox="0 0 21600 21600" draw:type="rectangle" draw:enhanced-path="M 0 0 L 21600 0 21600 21600 0 21600 0 0 Z N"/>
        </draw:custom-shape>
        <draw:custom-shape draw:style-name="gr33" draw:text-style-name="P18" xml:id="id12" draw:id="id12" draw:layer="layout" svg:width="9.17cm" svg:height="8cm" svg:x="19.53cm" svg:y="4.9cm">
          <text:p text:style-name="P16">RawDataFrame</text:p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5.138cm" svg:height="0.807cm" svg:x="12.281cm" svg:y="1.2cm">
          <draw:text-box>
            <text:p>ModuleImportServer</text:p>
          </draw:text-box>
        </draw:frame>
        <draw:custom-shape draw:style-name="gr35" draw:text-style-name="P10" draw:layer="layout" svg:width="27.7cm" svg:height="0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0.8cm" svg:height="1.4cm" svg:x="4.3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17.367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10.833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0" draw:layer="layout" svg:width="0.8cm" svg:height="1.4cm" svg:x="23.9cm" svg:y="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19" xml:id="id13" draw:id="id13" draw:layer="layout" svg:width="7.326cm" svg:height="0.807cm" svg:x="20.435cm" svg:y="17.6cm">
          <draw:text-box>
            <text:p>output$outImportDataPreview</text:p>
          </draw:text-box>
        </draw:frame>
        <draw:frame draw:style-name="gr37" draw:text-style-name="P20" draw:layer="layout" svg:width="5.574cm" svg:height="1.407cm" svg:x="3.006cm" svg:y="7cm">
          <draw:text-box>
            <text:p text:style-name="P2">PeekIntoFile: GetSpec</text:p>
          </draw:text-box>
        </draw:frame>
        <draw:frame draw:style-name="gr38" draw:text-style-name="P21" draw:layer="layout" svg:width="5.572cm" svg:height="1.407cm" svg:x="11.761cm" svg:y="9.6cm">
          <draw:text-box>
            <text:p text:style-name="P5">VerifyFileSpecFormat</text:p>
          </draw:text-box>
        </draw:frame>
        <draw:frame draw:style-name="gr37" draw:text-style-name="P20" draw:layer="layout" svg:width="5.572cm" svg:height="1.407cm" svg:x="21.346cm" svg:y="6.993cm">
          <draw:text-box>
            <text:p text:style-name="P2">PeekIntoFile: GetFile</text:p>
          </draw:text-box>
        </draw:frame>
        <draw:frame draw:style-name="gr34" draw:text-style-name="P19" draw:layer="layout" svg:width="4.778cm" svg:height="0.807cm" svg:x="16.022cm" svg:y="14.6cm">
          <draw:text-box>
            <text:p>DataFrameConvert</text:p>
          </draw:text-box>
        </draw:frame>
        <draw:connector draw:style-name="gr39" draw:text-style-name="P14" draw:layer="layout" svg:x1="24.115cm" svg:y1="12.9cm" svg:x2="24.098cm" svg:y2="17.6cm" draw:start-shape="id12" draw:start-glue-point="2" draw:end-shape="id13" draw:end-glue-point="0" svg:d="M24115 12900v2351h-17v2349" svg:viewBox="0 0 18 4701">
          <text:p/>
        </draw:connector>
        <draw:frame draw:style-name="gr40" draw:text-style-name="P20" draw:layer="layout" svg:width="5.578cm" svg:height="1.41cm" svg:x="11.755cm" svg:y="7cm">
          <draw:text-box>
            <text:p text:style-name="P2">PeekIntoFile: GetSpec</text:p>
          </draw:text-box>
        </draw:frame>
        <draw:custom-shape draw:style-name="gr41" draw:text-style-name="P17" draw:layer="layout" svg:width="9.17cm" svg:height="3cm" svg:x="1cm" svg:y="16.9cm">
          <text:p text:style-name="P16"><text:span text:style-name="T5">output$</text:span>uiFileInput</text:p>
          <draw:enhanced-geometry svg:viewBox="0 0 21600 21600" draw:type="rectangle" draw:enhanced-path="M 0 0 L 21600 0 21600 21600 0 21600 0 0 Z N"/>
        </draw:custom-shape>
        <draw:connector draw:style-name="gr42" draw:text-style-name="P14" draw:layer="layout" draw:type="lines" svg:x1="14.85cm" svg:y1="12.9cm" svg:x2="24.098cm" svg:y2="17.6cm" draw:start-shape="id14" draw:start-glue-point="2" draw:end-shape="id13" draw:end-glue-point="0" svg:d="M14850 12900v501l9248 3699v500" svg:viewBox="0 0 9249 4701">
          <text:p/>
        </draw:connector>
        <draw:connector draw:style-name="gr43" draw:text-style-name="P14" draw:layer="layout" draw:type="lines" svg:x1="5.585cm" svg:y1="12.9cm" svg:x2="24.098cm" svg:y2="17.6cm" draw:start-shape="id15" draw:start-glue-point="2" draw:end-shape="id13" draw:end-glue-point="0" svg:d="M5585 12900v501l18513 3699v500" svg:viewBox="0 0 18514 4701">
          <text:p/>
        </draw:connector>
        <draw:custom-shape draw:style-name="gr44" draw:text-style-name="P10" draw:layer="layout" svg:width="0.8cm" svg:height="2cm" svg:x="3.1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8cm" svg:height="2cm" svg:x="24.4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0" draw:layer="layout" svg:width="0.8cm" svg:height="2cm" svg:x="13.9cm" svg:y="1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ation2" svg:font-family="Sansation" style:font-family-generic="roman" style:font-pitch="variable"/>
    <style:font-face style:name="Sansation" svg:font-family="Sansation" style:font-adornments="Standard" style:font-family-generic="roman" style:font-pitch="variable"/>
    <style:font-face style:name="Sansation Light2" svg:font-family="'Sansation Light'" style:font-family-generic="roman" style:font-pitch="variable"/>
    <style:font-face style:name="Sansation Light" svg:font-family="'Sansation Light'" style:font-adornments="Standard" style:font-family-generic="roman" style:font-pitch="variable"/>
    <style:font-face style:name="Sansation1" svg:font-family="Sansation" style:font-adornments="Standard" style:font-family-generic="swiss" style:font-pitch="variable"/>
    <style:font-face style:name="Sansation Light1" svg:font-family="'Sansation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nsation1" fo:font-family="Sansation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  <style:text-properties style:font-name="Sansation Light1" fo:font-family="'Sansation Light'" style:font-style-name="Standard" style:font-family-generic="swiss" style:font-pitch="variable" fo:font-size="14pt" fo:font-weight="25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protected="tru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0T00:27:05.739000000</dc:date>
    <dc:creator>Jan Seifert</dc:creator>
    <meta:editing-duration>PT6H1M27S</meta:editing-duration>
    <meta:editing-cycles>23</meta:editing-cycles>
    <meta:generator>LibreOffice/7.1.6.2$Windows_X86_64 LibreOffice_project/0e133318fcee89abacd6a7d077e292f1145735c3</meta:generator>
    <meta:document-statistic meta:object-count="62"/>
  </office:meta>
</office:document-meta>
</file>